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AUGUST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18">
            <text:p>518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table:formula="oooc:=SUM([.B4:.B305])" office:value-type="string">
            <text:p>8422</text:p>
          </table:table-cell>
          <table:table-cell table:style-name="ce21" table:formula="oooc:=SUM([.C4:.C305])" office:value-type="string">
            <text:p>7458</text:p>
          </table:table-cell>
          <table:table-cell table:style-name="ce21" table:formula="oooc:=SUM([.D4:.D305])" office:value-type="string">
            <text:p>964</text:p>
          </table:table-cell>
          <table:table-cell table:style-name="ce21" table:formula="oooc:=SUM([.E4:.E305])" office:value-type="string">
            <text:p>2291</text:p>
          </table:table-cell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0">
            <text:p>80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660">
            <text:p>660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table:formula="oooc:=SUM([.B3:.B12])" office:value-type="string">
            <text:p>2450</text:p>
          </table:table-cell>
          <table:table-cell table:style-name="ce21" table:formula="oooc:=SUM([.C3:.C12])" office:value-type="string">
            <text:p>2281</text:p>
          </table:table-cell>
          <table:table-cell table:style-name="ce21" table:formula="oooc:=SUM([.D3:.D12])" office:value-type="string">
            <text:p>169</text:p>
          </table:table-cell>
          <table:table-cell table:style-name="ce21" table:formula="oooc:=SUM([.E3:.E12])" office:value-type="string">
            <text:p>908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688">
            <text:p>688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table:formula="oooc:=SUM([.B2:.B42])" office:value-type="string">
            <text:p>5656</text:p>
          </table:table-cell>
          <table:table-cell table:style-name="ce21" table:formula="oooc:=SUM([.C2:.C42])" office:value-type="string">
            <text:p>4980</text:p>
          </table:table-cell>
          <table:table-cell table:style-name="ce21" table:formula="oooc:=SUM([.D2:.D42])" office:value-type="string">
            <text:p>676</text:p>
          </table:table-cell>
          <table:table-cell table:style-name="ce21" table:formula="oooc:=SUM([.E2:.E42])" office:value-type="string">
            <text:p>1610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ongwood Univ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iv. of Mary Wash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table:formula="oooc:=SUM([.B3:.B24])" office:value-type="string">
            <text:p>483</text:p>
          </table:table-cell>
          <table:table-cell table:style-name="ce21" table:formula="oooc:=SUM([.C3:.C24])" office:value-type="string">
            <text:p>401</text:p>
          </table:table-cell>
          <table:table-cell table:style-name="ce21" table:formula="oooc:=SUM([.D3:.D24])" office:value-type="string">
            <text:p>82</text:p>
          </table:table-cell>
          <table:table-cell table:style-name="ce21" table:formula="oooc:=SUM([.E3:.E24])" office:value-type="string">
            <text:p>282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County Total</text:p>
          </table:table-cell>
          <table:table-cell table:style-name="ce21" office:value-type="float" office:value="8422">
            <text:p>8422</text:p>
          </table:table-cell>
          <table:table-cell table:style-name="ce21" office:value-type="float" office:value="7458">
            <text:p>7458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2291">
            <text:p>2291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450">
            <text:p>2450</text:p>
          </table:table-cell>
          <table:table-cell table:style-name="ce21" office:value-type="float" office:value="2281">
            <text:p>228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908">
            <text:p>908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656">
            <text:p>5656</text:p>
          </table:table-cell>
          <table:table-cell table:style-name="ce21" office:value-type="float" office:value="4980">
            <text:p>4980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formula="oooc:=SUM([.B1:.B4])" office:value-type="string">
            <text:p>17011</text:p>
          </table:table-cell>
          <table:table-cell table:formula="oooc:=SUM([.C1:.C4])" office:value-type="string">
            <text:p>15120</text:p>
          </table:table-cell>
          <table:table-cell table:formula="oooc:=SUM([.D1:.D4])" office:value-type="string">
            <text:p>1891</text:p>
          </table:table-cell>
          <table:table-cell table:formula="oooc:=SUM([.E1:.E4])" office:value-type="string">
            <text:p>50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